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E000000DE646D7BA5F2EA263F.png" manifest:media-type="image/png"/>
  <manifest:file-entry manifest:full-path="Pictures/100002000000008B00000093199785940AF06F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stroke-linejoin="round" draw:fill-color="#e5f7fb" draw:textarea-horizontal-align="justify" draw:textarea-vertical-align="middle" draw:auto-grow-height="false" fo:min-height="11.98cm" fo:min-width="10.581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stroke-linejoin="round" draw:fill-color="#e5f7fb" draw:textarea-horizontal-align="justify" draw:textarea-vertical-align="middle" draw:auto-grow-height="false" fo:min-height="1.098cm" fo:min-width="3.144cm" fo:padding-top="0.151cm" fo:padding-bottom="0.151cm" fo:padding-left="0.276cm" fo:padding-right="0.27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1cm" fo:min-width="1.181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35cm" draw:marker-start-width="0.252cm" draw:marker-end-width="0.252cm" draw:fill-color="#9dc9f2" draw:textarea-horizontal-align="justify" draw:textarea-vertical-align="middle" draw:auto-grow-height="false" fo:min-height="0.775cm" fo:min-width="1.601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fill-color="#9dc9f2" draw:textarea-horizontal-align="justify" draw:textarea-vertical-align="middle" draw:auto-grow-height="false" fo:min-height="0.776cm" fo:min-width="1.601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svg:stroke-opacity="100%" draw:fill-color="#ccffcc" draw:opacity="100%" draw:textarea-horizontal-align="justify" draw:textarea-vertical-align="middle" draw:auto-grow-height="false" fo:min-height="1.476cm" fo:min-width="2.241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975cm" fo:min-width="2.242cm" fo:padding-top="0.142cm" fo:padding-bottom="0.142cm" fo:padding-left="0.267cm" fo:padding-right="0.267cm"/>
    </style:style>
    <style:style style:name="gr10" style:family="graphic" style:parent-style-name="standard">
      <style:graphic-properties draw:textarea-horizontal-align="justify" draw:textarea-vertical-align="middle" draw:auto-grow-height="false" fo:min-height="1.01cm" fo:min-width="2.276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stroke-linejoin="round" draw:fill-color="#e5f7fb" draw:textarea-horizontal-align="justify" draw:textarea-vertical-align="middle" draw:auto-grow-height="false" fo:min-height="1.606cm" fo:min-width="3.504cm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="Arrow" draw:marker-start-width="0.38cm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objectwithoutfill">
      <style:graphic-properties svg:stroke-width="0.053cm" draw:marker-start="Arrow" draw:marker-start-width="0.38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18" style:family="graphic" style:parent-style-name="objectwithoutfill">
      <style:graphic-properties svg:stroke-width="0.053cm" draw:marker-start="" draw:marker-start-width="0.3cm" draw:marker-end="Arrow" draw:marker-end-width="0.3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</style:style>
    <style:style style:name="gr20" style:family="graphic" style:parent-style-name="standard">
      <style:graphic-properties svg:stroke-width="0.035cm" draw:marker-start-width="0.252cm" draw:marker-end-width="0.252cm" draw:fill-color="#9dc9f2" draw:textarea-horizontal-align="justify" draw:textarea-vertical-align="middle" draw:auto-grow-height="false" fo:min-height="1.516cm" fo:min-width="2.241cm" fo:padding-top="0.142cm" fo:padding-bottom="0.142cm" fo:padding-left="0.267cm" fo:padding-right="0.267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98cm" fo:min-width="1.448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98cm" fo:min-width="0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24" style:family="graphic" style:parent-style-name="standard">
      <style:graphic-properties svg:stroke-width="0.035cm" draw:marker-start-width="0.252cm" draw:marker-end-width="0.252cm" draw:fill-color="#ccffcc" draw:textarea-horizontal-align="justify" draw:textarea-vertical-align="middle" draw:auto-grow-height="false" fo:min-height="1.516cm" fo:min-width="2.241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draw:marker-start-width="0.252cm" draw:marker-end-width="0.252cm" draw:fill-color="#ccffcc" draw:textarea-horizontal-align="justify" draw:textarea-vertical-align="middle" draw:auto-grow-height="false" fo:min-height="3.316cm" fo:min-width="2.866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976cm" fo:min-width="2.242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476cm" fo:min-width="1.042cm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29" style:family="graphic" style:parent-style-name="objectwithoutfill">
      <style:graphic-properties svg:stroke-width="0.053cm" draw:marker-start="Arrow" draw:marker-start-width="0.3cm" draw:marker-end="Arrow" draw:marker-end-width="0.3cm" draw:fill="none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draw:marker-start-width="0.3cm" draw:marker-end="Arrow" draw:marker-end-width="0.3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draw:fill="none" fo:min-height="0.776cm"/>
    </style:style>
    <style:style style:name="gr32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494cm" fo:min-width="1.642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draw:marker-start-width="0.252cm" draw:marker-end-width="0.252cm" draw:fill-color="#9dc9f2" draw:textarea-horizontal-align="justify" draw:textarea-vertical-align="middle" draw:auto-grow-height="false" fo:min-height="0.775cm" fo:min-width="1.201cm" fo:padding-top="0.142cm" fo:padding-bottom="0.142cm" fo:padding-left="0.267cm" fo:padding-right="0.267cm"/>
    </style:style>
    <style:style style:name="P1" style:family="paragraph">
      <loext:graphic-properties draw:fill-color="#e5f7fb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-color="#e5f7fb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9dc9f2"/>
      <style:paragraph-properties fo:text-align="center"/>
    </style:style>
    <style:style style:name="P7" style:family="paragraph">
      <loext:graphic-properties draw:fill-color="#ccffcc" draw:opacity="100%"/>
      <style:paragraph-properties fo:text-align="center"/>
      <style:text-properties style:use-window-font-color="true"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 draw:fill-color="#ffffff"/>
      <style:paragraph-properties fo:text-align="center"/>
      <style:text-properties style:use-window-font-color="true" fo:font-size="18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font-size="18pt"/>
    </style:style>
    <style:style style:name="P1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paragraph-properties fo:text-align="center"/>
      <style:text-properties fo:font-size="18pt"/>
    </style:style>
    <style:style style:name="P14" style:family="paragraph">
      <loext:graphic-properties draw:fill-color="#9dc9f2"/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-color="#ccffcc"/>
      <style:paragraph-properties fo:text-align="center"/>
      <style:text-properties fo:font-size="16pt" style:font-size-asian="16pt" style:font-size-complex="16pt"/>
    </style:style>
    <style:style style:name="P17" style:family="paragraph">
      <loext:graphic-properties draw:fill-color="#ccffcc"/>
      <style:paragraph-properties fo:text-align="center"/>
      <style:text-properties fo:font-size="18pt"/>
    </style:style>
    <style:style style:name="P18" style:family="paragraph">
      <loext:graphic-properties draw:fill="none"/>
      <style:paragraph-properties fo:text-align="center"/>
      <style:text-properties fo:font-size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use-window-font-color="true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11.133cm" svg:height="12.282cm" svg:x="14cm" svg:y="2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696cm" svg:height="1.4cm" svg:x="7.923cm" svg:y="15.901cm">
          <text:p text:style-name="P2"><text:span text:style-name="T1">Warden f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92cm" svg:height="1.52cm" svg:x="2.2cm" svg:y="15.68cm">
          <draw:image xlink:href="Pictures/10000000000001FE000000DE646D7BA5F2EA263F.png" xlink:type="simple" xlink:show="embed" xlink:actuate="onLoad">
            <text:p/>
          </draw:image>
        </draw:frame>
        <draw:custom-shape draw:style-name="gr4" draw:text-style-name="P5" draw:layer="layout" svg:width="1.921cm" svg:height="0.7cm" svg:x="6.002cm" svg:y="16.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4" draw:layer="layout" svg:x1="25.8cm" svg:y1="5.672cm" svg:x2="24.306cm" svg:y2="5.672cm">
          <text:p/>
        </draw:line>
        <draw:line draw:style-name="gr5" draw:text-style-name="P4" draw:layer="layout" svg:x1="25.8cm" svg:y1="7.05cm" svg:x2="24.306cm" svg:y2="7.05cm">
          <text:p/>
        </draw:line>
        <draw:line draw:style-name="gr5" draw:text-style-name="P4" draw:layer="layout" svg:x1="25.8cm" svg:y1="8.428cm" svg:x2="24.306cm" svg:y2="8.428cm">
          <text:p/>
        </draw:line>
        <draw:custom-shape draw:style-name="gr6" draw:text-style-name="P6" draw:layer="layout" svg:width="2.135cm" svg:height="1.059cm" svg:x="22.171cm" svg:y="5.1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135cm" svg:height="1.06cm" svg:x="22.171cm" svg:y="6.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135cm" svg:height="1.06cm" svg:x="22.171cm" svg:y="7.8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775cm" svg:height="1.76cm" svg:x="21.8cm" svg:y="11.301cm">
          <text:p text:style-name="P2"><text:span text:style-name="T2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775cm" svg:height="2.013cm" svg:x="6.725cm" svg:y="10.9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" draw:layer="layout" svg:width="2.775cm" svg:height="2.014cm" svg:x="10.166cm" svg:y="8.71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4" draw:layer="layout" svg:x1="11.656cm" svg:y1="16.601cm" svg:x2="19.5cm" svg:y2="16.601cm">
          <text:p/>
        </draw:line>
        <draw:custom-shape draw:style-name="gr12" draw:text-style-name="P3" draw:layer="layout" svg:width="4.056cm" svg:height="1.908cm" svg:x="6.216cm" svg:y="5.576cm">
          <text:p text:style-name="P2"><text:span text:style-name="T1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4" draw:layer="layout" svg:x1="9.5cm" svg:y1="12.401cm" svg:x2="14.625cm" svg:y2="13.601cm">
          <text:p/>
        </draw:line>
        <draw:line draw:style-name="gr13" draw:text-style-name="P4" draw:layer="layout" svg:x1="9.3cm" svg:y1="7.484cm" svg:x2="10.6cm" svg:y2="8.801cm">
          <text:p/>
        </draw:line>
        <draw:frame draw:style-name="gr14" draw:text-style-name="P4" draw:layer="layout" svg:width="3.139cm" svg:height="3.296cm" svg:x="1.461cm" svg:y="4.5cm">
          <draw:image xlink:href="Pictures/100002000000008B00000093199785940AF06FE5.png" xlink:type="simple" xlink:show="embed" xlink:actuate="onLoad">
            <text:p/>
          </draw:image>
        </draw:frame>
        <draw:line draw:style-name="gr15" draw:text-style-name="P4" draw:layer="layout" svg:x1="4.339cm" svg:y1="6.636cm" svg:x2="6.216cm" svg:y2="6.636cm">
          <text:p/>
        </draw:line>
        <draw:frame draw:style-name="gr16" draw:text-style-name="P8" draw:layer="layout" svg:width="3.629cm" svg:height="0.768cm" svg:x="6.743cm" svg:y="4.729cm">
          <draw:text-box>
            <text:p><text:span text:style-name="T3">Python + Flask</text:span></text:p>
          </draw:text-box>
        </draw:frame>
        <draw:frame draw:style-name="gr16" draw:text-style-name="P9" draw:layer="layout" svg:width="3.6cm" svg:height="0.768cm" svg:x="8cm" svg:y="15.101cm">
          <draw:text-box>
            <text:p text:style-name="P2"><text:span text:style-name="T4">Python</text:span></text:p>
          </draw:text-box>
        </draw:frame>
        <draw:frame draw:style-name="gr17" draw:text-style-name="P11" draw:layer="layout" svg:width="3.629cm" svg:height="1.099cm" svg:x="21.7cm" svg:y="15.133cm">
          <draw:text-box>
            <text:p text:style-name="P10"><text:span text:style-name="T3">Python</text:span></text:p>
            <text:p text:style-name="P10"><text:span text:style-name="T3">(multithreaded)</text:span></text:p>
          </draw:text-box>
        </draw:frame>
        <draw:line draw:style-name="gr15" draw:text-style-name="P4" draw:layer="layout" svg:x1="12.941cm" svg:y1="10.001cm" svg:x2="14.625cm" svg:y2="11.001cm">
          <text:p/>
        </draw:line>
        <draw:line draw:style-name="gr18" draw:text-style-name="P4" draw:layer="layout" svg:x1="18.6cm" svg:y1="13.736cm" svg:x2="17.4cm" svg:y2="13.736cm">
          <text:p/>
        </draw:line>
        <draw:frame draw:style-name="gr19" draw:text-style-name="P12" draw:layer="layout" svg:width="3.629cm" svg:height="1.369cm" svg:x="6.271cm" svg:y="13.101cm">
          <draw:text-box>
            <text:p text:style-name="P2"><text:span text:style-name="T5">Event database</text:span></text:p>
            <text:p text:style-name="P2"><text:span text:style-name="T5">(PostgreSQL)</text:span></text:p>
          </draw:text-box>
        </draw:frame>
        <draw:frame draw:style-name="gr19" draw:text-style-name="P13" draw:layer="layout" svg:width="3.629cm" svg:height="1.369cm" svg:x="9.7cm" svg:y="10.818cm">
          <draw:text-box>
            <text:p text:style-name="P2"><text:span text:style-name="T5">Entity database</text:span></text:p>
            <text:p text:style-name="P2"><text:span text:style-name="T5">(MongoDB)</text:span></text:p>
          </draw:text-box>
        </draw:frame>
        <draw:custom-shape draw:style-name="gr20" draw:text-style-name="P14" draw:layer="layout" svg:width="2.775cm" svg:height="1.8cm" svg:x="18.6cm" svg:y="12.801cm">
          <text:p text:style-name="P2"><text:span text:style-name="T6">Event</text:span></text:p>
          <text:p text:style-name="P2"><text:span text:style-name="T6">receiv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2cm" svg:height="0.8cm" svg:x="13.7cm" svg:y="16.2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4cm" svg:height="0.8cm" svg:x="15.3cm" svg:y="16.2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4cm" svg:height="0.8cm" svg:x="14.9cm" svg:y="16.22cm">
          <text:p/>
          <draw:enhanced-geometry svg:viewBox="0 0 21600 21600" draw:type="rectangle" draw:enhanced-path="M 0 0 L 21600 0 21600 21600 0 21600 0 0 Z N"/>
        </draw:custom-shape>
        <draw:frame draw:style-name="gr23" draw:text-style-name="P13" draw:layer="layout" svg:width="8.4cm" svg:height="1.283cm" svg:x="10.5cm" svg:y="17.018cm">
          <draw:text-box>
            <text:p text:style-name="P2"><text:span text:style-name="T3">File system</text:span></text:p>
            <text:p text:style-name="P2"><text:span text:style-name="T3">(messages = files in directory)</text:span></text:p>
          </draw:text-box>
        </draw:frame>
        <draw:line draw:style-name="gr5" draw:text-style-name="P4" draw:layer="layout" svg:x1="19.5cm" svg:y1="16.6cm" svg:x2="19.5cm" svg:y2="14.601cm">
          <text:p/>
        </draw:line>
        <draw:line draw:style-name="gr5" draw:text-style-name="P4" draw:layer="layout" svg:x1="25.8cm" svg:y1="9.871cm" svg:x2="24.306cm" svg:y2="9.871cm">
          <text:p/>
        </draw:line>
        <draw:custom-shape draw:style-name="gr7" draw:text-style-name="P6" draw:layer="layout" svg:width="2.135cm" svg:height="1.06cm" svg:x="22.171cm" svg:y="9.3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2.775cm" svg:height="1.8cm" svg:x="14.625cm" svg:y="10.201cm">
          <text:p text:style-name="P2"><text:span text:style-name="T6">Entity DB</text:span></text:p>
          <text:p text:style-name="P2"><text:span text:style-name="T6">controll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2.775cm" svg:height="1.8cm" svg:x="14.625cm" svg:y="12.801cm">
          <text:p text:style-name="P2"><text:span text:style-name="T6">Event DB</text:span></text:p>
          <text:p text:style-name="P2"><text:span text:style-name="T6">controll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3.4cm" svg:height="3.6cm" svg:x="17.2cm" svg:y="5.401cm">
          <text:p text:style-name="P2"><text:span text:style-name="T1">Update</text:span></text:p>
          <text:p text:style-name="P2"><text:span text:style-name="T1">manager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8.2cm" svg:y1="7.484cm" svg:x2="8.2cm" svg:y2="10.988cm">
          <text:p/>
        </draw:line>
        <draw:custom-shape draw:style-name="gr26" draw:text-style-name="P2" draw:layer="layout" svg:width="2.775cm" svg:height="2.014cm" svg:x="10.166cm" svg:y="8.71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2" draw:layer="layout" svg:width="1.575cm" svg:height="1.214cm" svg:x="15.8cm" svg:y="6.7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12" draw:layer="layout" svg:width="2.829cm" svg:height="0.997cm" svg:x="15.1cm" svg:y="8.001cm">
          <draw:text-box>
            <text:p text:style-name="P2"><text:span text:style-name="T5">cache</text:span></text:p>
          </draw:text-box>
        </draw:frame>
        <draw:line draw:style-name="gr29" draw:text-style-name="P4" draw:layer="layout" svg:x1="22.171cm" svg:y1="5.801cm" svg:x2="20.6cm" svg:y2="5.801cm">
          <text:p/>
        </draw:line>
        <draw:line draw:style-name="gr29" draw:text-style-name="P4" draw:layer="layout" svg:x1="22.171cm" svg:y1="7.001cm" svg:x2="20.6cm" svg:y2="7.001cm">
          <text:p/>
        </draw:line>
        <draw:line draw:style-name="gr29" draw:text-style-name="P4" draw:layer="layout" svg:x1="22.171cm" svg:y1="8.401cm" svg:x2="20.6cm" svg:y2="8.401cm">
          <text:p/>
        </draw:line>
        <draw:line draw:style-name="gr29" draw:text-style-name="P4" draw:layer="layout" svg:x1="22.171cm" svg:y1="9.701cm" svg:x2="20.6cm" svg:y2="9.001cm">
          <text:p/>
        </draw:line>
        <draw:line draw:style-name="gr30" draw:text-style-name="P4" draw:layer="layout" svg:x1="20cm" svg:y1="12.801cm" svg:x2="19.4cm" svg:y2="9.001cm">
          <text:p/>
        </draw:line>
        <draw:line draw:style-name="gr29" draw:text-style-name="P4" draw:layer="layout" svg:x1="16.8cm" svg:y1="10.201cm" svg:x2="17.8cm" svg:y2="9.001cm">
          <text:p/>
        </draw:line>
        <draw:frame draw:style-name="gr31" draw:text-style-name="P18" draw:layer="layout" svg:width="6.967cm" svg:height="1.026cm" draw:transform="rotate (1.5707963267949) translate (26cm 11.301cm)">
          <draw:text-box>
            <text:p text:style-name="P2"><text:span text:style-name="T7">External data sources</text:span></text:p>
          </draw:text-box>
        </draw:frame>
        <draw:custom-shape draw:style-name="gr32" draw:text-style-name="P2" draw:layer="layout" svg:width="2.175cm" svg:height="1.244cm" svg:x="3.9cm" svg:y="8.8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9" draw:text-style-name="P12" draw:layer="layout" svg:width="3.629cm" svg:height="1.369cm" svg:x="3.071cm" svg:y="10.132cm">
          <draw:text-box>
            <text:p text:style-name="P2"><text:span text:style-name="T5">User database</text:span></text:p>
            <text:p text:style-name="P2"><text:span text:style-name="T5">(PostgreSQL)</text:span></text:p>
          </draw:text-box>
        </draw:frame>
        <draw:line draw:style-name="gr13" draw:text-style-name="P4" draw:layer="layout" svg:x1="6.6cm" svg:y1="7.498cm" svg:x2="5.6cm" svg:y2="8.801cm">
          <text:p/>
        </draw:line>
        <draw:custom-shape draw:style-name="gr33" draw:text-style-name="P6" draw:layer="layout" svg:width="1.735cm" svg:height="1.059cm" svg:x="15.865cm" svg:y="3.3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1.735cm" svg:height="1.059cm" svg:x="18.065cm" svg:y="3.3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1.735cm" svg:height="1.059cm" svg:x="20.265cm" svg:y="3.301cm">
          <text:p/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19cm" svg:y1="4.36cm" svg:x2="19cm" svg:y2="5.401cm">
          <text:p/>
        </draw:line>
        <draw:line draw:style-name="gr29" draw:text-style-name="P4" draw:layer="layout" svg:x1="17.2cm" svg:y1="4.36cm" svg:x2="17.9cm" svg:y2="5.402cm">
          <text:p/>
        </draw:line>
        <draw:line draw:style-name="gr29" draw:text-style-name="P4" draw:layer="layout" svg:x1="20.8cm" svg:y1="4.36cm" svg:x2="20cm" svg:y2="5.4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5T16:39:32.691000000</meta:creation-date>
    <dc:date>2017-10-05T17:40:17.558000000</dc:date>
    <meta:editing-duration>PT29M22S</meta:editing-duration>
    <meta:editing-cycles>2</meta:editing-cycles>
    <meta:generator>LibreOffice/5.3.4.2$Windows_X86_64 LibreOffice_project/f82d347ccc0be322489bf7da61d7e4ad13fe2ff3</meta:generator>
    <meta:document-statistic meta:object-count="57"/>
  </office:meta>
</office:document-meta>
</file>